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ira Sans" svg:font-family="'Fira Sans'" style:font-family-generic="swiss"/>
    <style:font-face style:name="OpenSymbol1" svg:font-family="OpenSymbol" style:font-pitch="variable"/>
    <style:font-face style:name="SimSun" svg:font-family="SimSun, 宋体" style:font-pitch="variable"/>
    <style:font-face style:name="Times New Roman1" svg:font-family="'Times New 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ira Sans1" svg:font-family="'Fi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WW8Num9"/>
    <style:style style:name="P3" style:family="paragraph" style:parent-style-name="Standard" style:list-style-name="WW8Num7"/>
    <style:style style:name="P4" style:family="paragraph" style:parent-style-name="Standard" style:list-style-name="WW8Num2"/>
    <style:style style:name="P5" style:family="paragraph" style:parent-style-name="Standard">
      <style:text-properties fo:language="none" fo:country="none"/>
    </style:style>
    <style:style style:name="P6" style:family="paragraph" style:parent-style-name="Standard" style:list-style-name="WW8Num8"/>
    <style:style style:name="P7" style:family="paragraph" style:parent-style-name="Standard" style:list-style-name="WW8Num16"/>
    <style:style style:name="P8" style:family="paragraph" style:parent-style-name="Standard" style:list-style-name="WW8Num14"/>
    <style:style style:name="P9" style:family="paragraph" style:parent-style-name="Standard" style:list-style-name="WW8Num6"/>
    <style:style style:name="P10" style:family="paragraph" style:parent-style-name="Standard" style:list-style-name="WW8Num10"/>
    <style:style style:name="T1" style:family="text">
      <style:text-properties fo:font-weight="bold" style:font-weight-asian="bold" style:font-weight-complex="bold"/>
    </style:style>
    <style:style style:name="T2" style:family="text">
      <style:text-properties style:language-asian="en" style:country-asian="U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1"/></text:p>
      <text:p text:style-name="Standard">Online Training<text:bookmark-start text:name="OLE_LINK26"/><text:bookmark-start text:name="OLE_LINK25"/></text:p>
      <text:list xml:id="list3521583030" text:style-name="L1">
        <text:list-item>
          <text:p text:style-name="P1">One Faculty One Student Online Live Interactive Practical Hands-on Training</text:p>
        </text:list-item>
        <text:list-item>
          <text:p text:style-name="P1">PG Diploma Certificate with One Year Intern Experience Certificate &amp; Background Verification</text:p>
        </text:list-item>
        <text:list-item>
          <text:p text:style-name="P1">Pharmacovigilance/Drug Safety in Oracle Argus Safety Database with Practical Hands on Training with Project Experience Certification &amp; Placement Assistance</text:p>
        </text:list-item>
      </text:list>
      <text:p text:style-name="Standard"/>
      <text:list xml:id="list142935667468594" text:continue-numbering="true" text:style-name="L1">
        <text:list-header>
          <text:p text:style-name="P1"><text:bookmark-start text:name="OLE_LINK126"/><text:bookmark-start text:name="OLE_LINK125"/><text:bookmark-start text:name="OLE_LINK124"/><text:bookmark-start text:name="OLE_LINK127"/>BioMed Informatics </text:p>
          <text:p text:style-name="P1">Medwin Hospitals(Established in the year of 2000)</text:p>
        </text:list-header>
      </text:list>
      <text:p text:style-name="Standard"><text:bookmark-end text:name="OLE_LINK26"/><text:bookmark-end text:name="OLE_LINK124"/><text:bookmark-end text:name="OLE_LINK125"/><text:bookmark-end text:name="OLE_LINK126"/><text:bookmark-end text:name="OLE_LINK127"/><text:bookmark-end text:name="OLE_LINK25"/></text:p>
      <text:list xml:id="list155408579" text:style-name="WW8Num9">
        <text:list-item>
          <text:p text:style-name="P2">You know that patients will not be available in computer centers. Doctors will also not be available in computer centers. BioMed Informatics Medwin Hospitals is a hospital based organization that conducts the training. This is the only place in India in which the hospital based organization conducts this training.</text:p>
        </text:list-item>
        <text:list-item>
          <text:p text:style-name="P2">Before joining in BioMed Informatics Medwin Hospitals, You are welcome to check the appointment letters of our previous students issued by MNCs like Novartis, Quintiles, Accenture, Cognizant, Iqvia, IMED Global, TCS, Parexel International (India) Pvt Ltd, MakroCare, Synowledge and so on.</text:p>
        </text:list-item>
        <text:list-item>
          <text:p text:style-name="P2">We never make any phone calls to insist the candidates to join here by making empty promises.</text:p>
        </text:list-item>
      </text:list>
      <text:p text:style-name="Standard"/>
      <text:p text:style-name="Standard">Features:</text:p>
      <text:list xml:id="list2019957645" text:style-name="WW8Num7">
        <text:list-item>
          <text:p text:style-name="P3">Job experience certificate will be provided because of availability of patients data with us from time to time</text:p>
        </text:list-item>
        <text:list-item>
          <text:p text:style-name="P3">Job experience certificate will be provided if you are going to abroad </text:p>
        </text:list-item>
        <text:list-item>
          <text:p text:style-name="P3">This is the only place in India where you can get the job experience certificate because of clinical records availability. This job experience certificate will be very much useful in shortlisting process by companies</text:p>
        </text:list-item>
        <text:list-item>
          <text:p text:style-name="P3">Certificates will be provided after successful completion of the course</text:p>
        </text:list-item>
        <text:list-item>
          <text:p text:style-name="P3">Interactive one to one online sessions</text:p>
        </text:list-item>
        <text:list-item>
          <text:p text:style-name="P3">One faculty/student</text:p>
        </text:list-item>
        <text:list-item>
          <text:p text:style-name="P3">Regular/Fast track/Weekend</text:p>
        </text:list-item>
        <text:list-item>
          <text:p text:style-name="P3"><text:soft-page-break/>Flexible timings <text:s/></text:p>
        </text:list-item>
        <text:list-item>
          <text:p text:style-name="P3">Training Mode: Skype/Teamviewer</text:p>
        </text:list-item>
        <text:list-item>
          <text:p text:style-name="P3">Resume preparation tips / Interview guidance <text:s text:c="2"/></text:p>
        </text:list-item>
        <text:list-item>
          <text:p text:style-name="P3">Material will be provided</text:p>
        </text:list-item>
        <text:list-item>
          <text:p text:style-name="P3">Placement support </text:p>
        </text:list-item>
        <text:list-item>
          <text:p text:style-name="P3">Practical Hands-on training on Oracle Argus Safety Database</text:p>
        </text:list-item>
        <text:list-item>
          <text:p text:style-name="P3">Direct access will be provided to Oracle Argus Safety Database</text:p>
        </text:list-item>
      </text:list>
      <text:p text:style-name="Standard"/>
      <text:p text:style-name="Standard">BioMed Informatics Medwin Hospitals is a leading Clinical Research Organization offering the Job Oriented Training Programs since the year of 2000 that are helpful for Life Sciences/Pharmacy students to enter into IT Companies and Pharma, Biotech, CRO industries.</text:p>
      <text:p text:style-name="Standard"/>
      <text:p text:style-name="Standard">Oracle Argus Safety is an advanced and comprehensive adverse events (AE) management system that helps life sciences companies enable regulatory compliance, drive product stewardship, and integrate safety and risk management into one comprehensive platform. Argus Safety is industry-proven and accepted, having been used for more than a decade at leading Pharmaceutical, Biotech, CRO, and IT Companies.<text:span text:style-name="apple-converted-space"> </text:span>Trainees get hands-on practical training experience to create career paths.</text:p>
      <text:p text:style-name="Body_20_Text_20_2">Our candidates employed in Novartis, Quintiles, Cognizant, Iqvia, IMED Global, TCS, Parexel International (India) Pvt Ltd, MakroCare, Synowledge, Global Hospitals, Apollo Hospitals, NIMS, Glenmark Pharmaceuticals Ltd, Jubilant, Reliance Life Sciences, Shantha Biotechnics Ltd, Mahindra Satyam, SMO Clinical Research (I) Pvt Ltd, Pioneer Corporate Services Inc-USA, ICMR, AstraZeneca-UK, Texas Woman’s University-USA and many more…</text:p>
      <text:p text:style-name="Body_20_Text_20_2"/>
      <text:p text:style-name="Body_20_Text_20_2">Duration: <text:s/>30 hours (Regular/Fast track/Weekend Individual slot) </text:p>
      <text:p text:style-name="Body_20_Text_20_2"><text:s text:c="22"/>Daily 1 hour, 6 days a week. <text:s/>Around one month, the program will be completed. If you are not able to understand any particular topic, the faculty will repeat it again as the training is one on one. If you are busy for a couple of days, the faculty will start the training from that particular topic on the third day so that you don't miss any topic as the duration of 30 hours is only tentative and it may be extended. Globally this is the only place where you get one faculty per student online live interactive training.</text:p>
      <text:p text:style-name="Body_20_Text_20_2"><text:s text:c="19"/>We presume as if you are having Zero Knowledge in Computers. If you are making any mistake in Oracle Argus Software, the faculty will rectify the mistake there itself as it is online live interactive training with one faculty per student.</text:p>
      <text:p text:style-name="Body_20_Text_20_2"><text:s text:c="20"/>At the end of the training, we provide two back dated certificates. One back dated Certificate : Three Months PG Diploma Certificate as if you had done training one year back &amp; Another back dated Certificate : One Year Intern Experience Certificate</text:p>
      <text:p text:style-name="Body_20_Text_20_2"><text:s text:c="19"/>Above Two Certificates PG Diploma Certificate &amp; One Year Intern Experience Certificate <text:s/>very much useful in the shortlisting possibility when you are applying to any <text:soft-page-break/>companies in US/Canada/UK/Ireland/France/Germany/Switzerland/Australia/India... in which we take care of third party background verification from our end.</text:p>
      <text:p text:style-name="Body_20_Text_20_2"><text:s text:c="19"/>Working Professionals willing to change their Careers can also utilise PG Diploma Certificate &amp; One Year Intern Experience Certificate that will be very much useful in the shortlisting possibility.</text:p>
      <text:p text:style-name="Body_20_Text_20_2"><text:s text:c="21"/>Freshers/Candidates with career gap can also utilise PG Diploma Certificate &amp; One Year Intern Experience Certificate that will be very much useful in the shortlisting possibility.</text:p>
      <text:p text:style-name="Body_20_Text_20_2"><text:s text:c="21"/>Candidates planning to go US/UK/Ireland/Canada/Australia for Higher studies can also utilise these Career Oriented Training Program Certificates.</text:p>
      <text:p text:style-name="Body_20_Text_20_2"><text:s text:c="21"/>Candidates studying in US/UK/Ireland/Canada/Australia can also utilise these Career Oriented Training Program Certificates. <text:s text:c="20"/></text:p>
      <text:p text:style-name="Body_20_Text_20_2"><text:s text:c="22"/>Candidates who are doing part time jobs / searching for jobs in US/UK/Ireland/Canada/Australia can also utilise these Career Oriented Training Program Certificates in which we take care of third party background verification from our end.</text:p>
      <text:p text:style-name="Body_20_Text_20_2"/>
      <text:p text:style-name="Body_20_Text_20_2">Timings <text:s/>: <text:s/>Flexible Convenient Timings with one faculty per student</text:p>
      <text:p text:style-name="Body_20_Text_20_2"/>
      <text:p text:style-name="Body_20_Text_20_2">Fee <text:s text:c="9"/>: <text:s/>Rs 50,000/-</text:p>
      <text:p text:style-name="Body_20_Text_20_2"><text:s text:c="20"/>You need to forward the screenshot of Payment Transfer to <text:s text:c="24"/>WhatsApp : +91-9989684450. Training starts immediately after payment as Training is One Faculty per Student.</text:p>
      <text:p text:style-name="Body_20_Text_20_2"/>
      <text:p text:style-name="Body_20_Text_20_2">Training Mode: Skype/Teamviewer - One to One Online Interactive Training</text:p>
      <text:p text:style-name="Body_20_Text_20_2"/>
      <text:p text:style-name="Body_20_Text_20_2"/>
      <text:p text:style-name="Standard">Payment method :</text:p>
      <text:p text:style-name="Standard"/>
      <text:list xml:id="list3464613664" text:style-name="WW8Num2">
        <text:list-item>
          <text:p text:style-name="P4">Net Banking Transfer :</text:p>
        </text:list-item>
      </text:list>
      <text:p text:style-name="Standard"><text:s text:c="31"/></text:p>
      <text:p text:style-name="Standard">Account Holder Name                :   BIOMED INFORMATICS</text:p>
      <text:p text:style-name="Standard">Name of the Bank &amp; Address <text:s text:c="4"/>: <text:s/>Kotak Mahindra Bank, Chikkadapally, Hyderabad, India</text:p>
      <text:p text:style-name="Standard">Account Type                               :   Current</text:p>
      <text:p text:style-name="Standard">Account Number                         :   345011004722</text:p>
      <text:p text:style-name="Standard">IFSC Code                                    :   KKBK0007455 </text:p>
      <text:p text:style-name="Standard">SWIFT Code <text:s text:c="31"/>: <text:s text:c="3"/>KKBKINBB</text:p>
      <text:p text:style-name="Standard"/>
      <text:p text:style-name="Standard"/>
      <text:p text:style-name="Standard"/>
      <text:p text:style-name="Standard"><text:soft-page-break/>Thanking you,</text:p>
      <text:p text:style-name="Standard"><text:bookmark-start text:name="OLE_LINK49"/><text:bookmark-start text:name="OLE_LINK50"/></text:p>
      <text:p text:style-name="Standard"><text:bookmark-end text:name="OLE_LINK49"/><text:bookmark-end text:name="OLE_LINK50"/>G.V.L.P. Subba Rao CEO <text:s text:c="61"/>Ro: <text:s text:c="78"/></text:p>
      <text:p text:style-name="Standard">BioMed Informatics (Established in the year of 2000) <text:s text:c="12"/>BioMed Informatics,</text:p>
      <text:p text:style-name="Standard">Medwin Hospitals B Block First Floor, <text:s text:c="40"/>DLF Maiden Heights, <text:s/></text:p>
      <text:p text:style-name="Standard">Nampally, Hyderabad – 500 001, India, <text:s text:c="39"/>Electronic City, <text:s text:c="28"/></text:p>
      <text:p text:style-name="Standard">Mobile / WhatsApp: +91-9989684450 <text:s text:c="39"/>Bangalore - 560105, Indi<text:bookmark text:name="_GoBack"/>a <text:s text:c="3"/></text:p>
      <text:p text:style-name="Standard"><text:bookmark-start text:name="OLE_LINK116"/><text:bookmark-start text:name="OLE_LINK117"/><text:bookmark-start text:name="OLE_LINK118"/><text:bookmark-start text:name="OLE_LINK119"/><text:bookmark-start text:name="OLE_LINK115"/>Email: hrprojects@biomedlifesciences.com <text:s text:c="112"/></text:p>
      <text:p text:style-name="Standard"><text:bookmark-end text:name="OLE_LINK116"/><text:bookmark-end text:name="OLE_LINK117"/><text:bookmark-end text:name="OLE_LINK118"/><text:bookmark-end text:name="OLE_LINK119"/><text:bookmark-end text:name="OLE_LINK115"/>Website: <text:bookmark-start text:name="OLE_LINK114"/><text:bookmark-start text:name="OLE_LINK113"/><text:a xlink:type="simple" xlink:href="http://www.biomedlifesciences.com/" text:style-name="Internet_20_link" text:visited-style-name="Visited_20_Internet_20_Link"><text:span text:style-name="T2">www.biomedlifesciences.com</text:span></text:a><text:bookmark-end text:name="OLE_LINK114"/><text:bookmark-end text:name="OLE_LINK113"/></text:p>
      <text:p text:style-name="Standard"/>
      <text:p text:style-name="Standard"/>
      <text:p text:style-name="P5"/>
      <text:p text:style-name="Standard">Course Curriculum:</text:p>
      <text:list xml:id="list973587973" text:style-name="WW8Num8">
        <text:list-item>
          <text:p text:style-name="P6">Clinical Development process</text:p>
        </text:list-item>
        <text:list-item>
          <text:p text:style-name="P6">Different phases of Clinical Trials</text:p>
        </text:list-item>
        <text:list-item>
          <text:p text:style-name="P6">SOPs, Protocol, Investigator's Brochure</text:p>
        </text:list-item>
        <text:list-item>
          <text:p text:style-name="P6">Informed Consent process</text:p>
        </text:list-item>
        <text:list-item>
          <text:p text:style-name="P6">SAE reconciliation</text:p>
        </text:list-item>
        <text:list-item>
          <text:p text:style-name="P6">IRB/IEC</text:p>
        </text:list-item>
        <text:list-item>
          <text:p text:style-name="P6">ICH-GCP Guidelines</text:p>
        </text:list-item>
        <text:list-item>
          <text:p text:style-name="P6">History and overview of Pharmacovigilance</text:p>
        </text:list-item>
        <text:list-item>
          <text:p text:style-name="P6">Introduction and responsibilities of USFDA, EMA and CDSCO</text:p>
        </text:list-item>
        <text:list-item>
          <text:p text:style-name="P6">Pharmacovigilance Scenario</text:p>
        </text:list-item>
        <text:list-item>
          <text:p text:style-name="P6">Adverse Events and its types</text:p>
        </text:list-item>
        <text:list-item>
          <text:p text:style-name="P6">Passive pharmacovigilance-Spontaneous reporting</text:p>
        </text:list-item>
        <text:list-item>
          <text:p text:style-name="P6">Active Pharmacovigilance-Cohort Event Monitoring</text:p>
        </text:list-item>
        <text:list-item>
          <text:p text:style-name="P6">Drug Safety in clinical trials and Post Marketing Surveillance</text:p>
        </text:list-item>
        <text:list-item>
          <text:p text:style-name="P6"><text:soft-page-break/>Different sources of Adverse Events reporting</text:p>
        </text:list-item>
        <text:list-item>
          <text:p text:style-name="P6">Different types of AE Reporting Forms</text:p>
        </text:list-item>
        <text:list-item>
          <text:p text:style-name="P6">Expedited Reporting and its timelines</text:p>
        </text:list-item>
        <text:list-item>
          <text:p text:style-name="P6">Different departments working on Pharmacovigilance</text:p>
        </text:list-item>
        <text:list-item>
          <text:p text:style-name="P6">Roles and responsibilities of case receipt unit</text:p>
        </text:list-item>
        <text:list-item>
          <text:p text:style-name="P6">Roles and responsibilities of Triage unit</text:p>
        </text:list-item>
        <text:list-item>
          <text:p text:style-name="P6">Four factors for the reportable case</text:p>
        </text:list-item>
        <text:list-item>
          <text:p text:style-name="P6">Seriousness criteria of adverse event</text:p>
        </text:list-item>
        <text:list-item>
          <text:p text:style-name="P6">Expectedness or Listedness of adverse event</text:p>
        </text:list-item>
        <text:list-item>
          <text:p text:style-name="P6">Causality assessment of the adverse event</text:p>
        </text:list-item>
        <text:list-item>
          <text:p text:style-name="P6">Importance and procedure of duplicate check</text:p>
        </text:list-item>
        <text:list-item>
          <text:p text:style-name="P6">Data Entry</text:p>
        </text:list-item>
        <text:list-item>
          <text:p text:style-name="P6">Case bookin or initiation</text:p>
        </text:list-item>
        <text:list-item>
          <text:p text:style-name="P6">Case processing</text:p>
        </text:list-item>
        <text:list-item>
          <text:p text:style-name="P6">MedDRA and WHODD coding</text:p>
        </text:list-item>
        <text:list-item>
          <text:p text:style-name="P6">SAE narrative writing</text:p>
        </text:list-item>
        <text:list-item>
          <text:p text:style-name="P6">Case quality check, Medical review and its submission</text:p>
        </text:list-item>
        <text:list-item>
          <text:p text:style-name="P6">PSUR and its submission timelines</text:p>
        </text:list-item>
      </text:list>
      <text:p text:style-name="Standard"/>
      <text:p text:style-name="Standard">Practical Hands-on Training on Oracle Argus Safety Database</text:p>
      <text:p text:style-name="Standard">Argus Console</text:p>
      <text:list xml:id="list2943415721" text:style-name="WW8Num16">
        <text:list-item>
          <text:p text:style-name="P7">PV Overview</text:p>
        </text:list-item>
        <text:list-item>
          <text:p text:style-name="P7">PV Business process</text:p>
        </text:list-item>
        <text:list-item>
          <text:p text:style-name="P7">Introduction to Oracle Argus Safety Database</text:p>
        </text:list-item>
        <text:list-item>
          <text:p text:style-name="P7">Family, Product and License creation</text:p>
        </text:list-item>
        <text:list-item>
          <text:p text:style-name="P7">Study creation</text:p>
        </text:list-item>
        <text:list-item>
          <text:p text:style-name="P7">Sites, users and Groups creation</text:p>
        </text:list-item>
        <text:list-item>
          <text:p text:style-name="P7"><text:soft-page-break/>Workflow Configuration</text:p>
        </text:list-item>
        <text:list-item>
          <text:p text:style-name="P7">Expedited Report Configuration</text:p>
        </text:list-item>
        <text:list-item>
          <text:p text:style-name="P7">Case priority Configuration</text:p>
        </text:list-item>
        <text:list-item>
          <text:p text:style-name="P7">Case Numbering</text:p>
        </text:list-item>
        <text:list-item>
          <text:p text:style-name="P7">Field Validation</text:p>
        </text:list-item>
        <text:list-item>
          <text:p text:style-name="P7">Code list Configuration</text:p>
        </text:list-item>
        <text:list-item>
          <text:p text:style-name="P7">LAM (Local Affiliate Module) Configuration</text:p>
        </text:list-item>
      </text:list>
      <text:p text:style-name="Standard"/>
      <text:p text:style-name="Standard">Argus Safety</text:p>
      <text:list xml:id="list2547161731" text:style-name="WW8Num14">
        <text:list-item>
          <text:p text:style-name="P8">Different icons used during the case processing and their purpose.</text:p>
        </text:list-item>
        <text:list-item>
          <text:p text:style-name="P8">Different tabs used in case processing</text:p>
        </text:list-item>
        <text:list-item>
          <text:p text:style-name="P8">Case Routing Based on workflow</text:p>
        </text:list-item>
        <text:list-item>
          <text:p text:style-name="P8">Minimum requirements for a case bookin</text:p>
        </text:list-item>
        <text:list-item>
          <text:p text:style-name="P8">Duplicate case check or verification</text:p>
        </text:list-item>
        <text:list-item>
          <text:p text:style-name="P8">Case Bookin and Data entry</text:p>
        </text:list-item>
        <text:list-item>
          <text:p text:style-name="P8">Case Processing</text:p>
        </text:list-item>
        <text:list-item>
          <text:p text:style-name="P8">Case Quality check</text:p>
        </text:list-item>
        <text:list-item>
          <text:p text:style-name="P8">Medical review of Individual Case Safety Reports (ICSRs)</text:p>
        </text:list-item>
        <text:list-item>
          <text:p text:style-name="P8">Narrative Writing</text:p>
        </text:list-item>
        <text:list-item>
          <text:p text:style-name="P8">Case Bookin in LAM and Routing to Central Safety database</text:p>
        </text:list-item>
        <text:list-item>
          <text:p text:style-name="P8">MedDRA and WHO DD coding</text:p>
        </text:list-item>
        <text:list-item>
          <text:p text:style-name="P8">Different Case Studies</text:p>
        </text:list-item>
        <text:list-item>
          <text:p text:style-name="P8">Report Generation for Regulatory Submission</text:p>
        </text:list-item>
        <text:list-item>
          <text:p text:style-name="P8">Expedited Reports and Aggregate Reports</text:p>
        </text:list-item>
        <text:list-item>
          <text:p text:style-name="P8">Periodic Reports: PSURs, CTPRs, IND and NDA</text:p>
        </text:list-item>
      </text:list>
      <text:p text:style-name="Standard"/>
      <text:p text:style-name="Standard">You will be extensively involved in:</text:p>
      <text:list xml:id="list3578529854" text:style-name="WW8Num6">
        <text:list-item>
          <text:p text:style-name="P9"><text:soft-page-break/>Data entry of Individual Case Safety Reports (ICSRs) into the Argus Safety database</text:p>
        </text:list-item>
        <text:list-item>
          <text:p text:style-name="P9">Processing of all incoming cases in order to meet timelines</text:p>
        </text:list-item>
        <text:list-item>
          <text:p text:style-name="P9">Writing a detailed medically oriented description of the events in the form of safety narrative writing</text:p>
        </text:list-item>
        <text:list-item>
          <text:p text:style-name="P9">Perform the duplicate search in Argus safety database</text:p>
        </text:list-item>
        <text:list-item>
          <text:p text:style-name="P9">Assessment of seriousness, expectedness/listedness of Adverse Events</text:p>
        </text:list-item>
        <text:list-item>
          <text:p text:style-name="P9">Evaluate the entered cases as per quality review checklist in terms of quality, accuracy, and completeness against the source documents provided</text:p>
        </text:list-item>
        <text:list-item>
          <text:p text:style-name="P9">Performing QC review of the cases to meet case processing timelines</text:p>
        </text:list-item>
        <text:list-item>
          <text:p text:style-name="P9">Coding of adverse events with the help of MedDRA and labeling the events</text:p>
        </text:list-item>
        <text:list-item>
          <text:p text:style-name="P9">Coding of suspect and concomitant drugs using company and WHO-DRUG dictionaries.</text:p>
        </text:list-item>
        <text:list-item>
          <text:p text:style-name="P9">Meeting the timelines and supporting global regulatory submissions in expedited reporting of ICSRs</text:p>
        </text:list-item>
        <text:list-item>
          <text:p text:style-name="P9">Preparation of PSURs for regulatory submissions</text:p>
        </text:list-item>
        <text:list-item>
          <text:p text:style-name="P9">Entry of Adverse events in Local Affiliate Module (LAM) and Routing Local events to central Argus safety</text:p>
        </text:list-item>
        <text:list-item>
          <text:p text:style-name="P9">Codelist Configuration in Argus console</text:p>
        </text:list-item>
        <text:list-item>
          <text:p text:style-name="P9">Creating Sites, Users, User groups</text:p>
        </text:list-item>
        <text:list-item>
          <text:p text:style-name="P9">Creating Products, Licenses, Studies and Expedited Reporting Rules</text:p>
        </text:list-item>
        <text:list-item>
          <text:p text:style-name="P9">Configuring Workflow States and rules</text:p>
        </text:list-item>
        <text:list-item>
          <text:p text:style-name="P9">Knowledge of Advanced conditions; Setting up of field validation to ensure consistency of data </text:p>
        </text:list-item>
      </text:list>
      <text:p text:style-name="List_20_Paragraph"/>
      <text:p text:style-name="List_20_Paragraph"/>
      <text:p text:style-name="List_20_Paragraph"/>
      <text:p text:style-name="WW-Default">-----------------------------------------------------------------------------------------------------------------</text:p>
      <text:p text:style-name="WW-Default"/>
      <text:p text:style-name="WW-Default">TRAININGS OFFERED</text:p>
      <text:p text:style-name="WW-Default"/>
      <text:p text:style-name="WW-Default"/>
      <text:p text:style-name="WW-Default">BioMed Informatics Medwin Hospitals, Hyderabad, India (Established in the year of 2000) <text:s/><text:a xlink:type="simple" xlink:href="http://www.biomedlifesciences.com/" text:style-name="Internet_20_link" text:visited-style-name="Visited_20_Internet_20_Link"><text:span text:style-name="Internet_20_link">www.biomedlifesciences.com</text:span></text:a> <text:s/>offers the following courses :</text:p>
      <text:p text:style-name="WW-Default"/>
      <text:p text:style-name="Standard"><text:soft-page-break/></text:p>
      <text:p text:style-name="Standard"/>
      <text:list xml:id="list2473685806" text:style-name="WW8Num10">
        <text:list-item>
          <text:p text:style-name="P10">Online Training – Intern Experience Certification &amp; Placement Assistance (IT / Non-IT / Pharma / Healthcare / Biotech)</text:p>
        </text:list-item>
        <text:list-item>
          <text:p text:style-name="P10">Online Training – Clinical Trial Assistant (CTA) / Clinical Research Associate (CRA) / Clinical Research Coordinator (CRC) / Clinical Research (CR) with Experience Certification &amp; Placement Assistance</text:p>
        </text:list-item>
        <text:list-item>
          <text:p text:style-name="P10">Online Training - Pharmacovigilance/Drug Safety in Oracle Argus Safety Database with Practical Hands on Training with <text:span text:style-name="T1">Project Experience Certification &amp; Placement Assistance</text:span></text:p>
        </text:list-item>
      </text:list>
      <text:p text:style-name="Standard"/>
      <text:list xml:id="list142936505277192" text:continue-numbering="true" text:style-name="WW8Num10">
        <text:list-item>
          <text:p text:style-name="P10">Online Training - Drug Safety Physician/Medical Reviewer in Oracle Argus Safety Database with Practical Hands on Training with Project Experience Certification &amp; Placement Assistance</text:p>
        </text:list-item>
      </text:list>
      <text:p text:style-name="Standard"/>
      <text:list xml:id="list142936717460217" text:continue-numbering="true" text:style-name="WW8Num10">
        <text:list-item>
          <text:p text:style-name="P10">Online Training - Clinical Data Management in Oracle Clinical OC/RDC with Practical Hands on Training with Project Experience Certification &amp; Placement Assistance</text:p>
        </text:list-item>
      </text:list>
      <text:p text:style-name="Standard"/>
      <text:list xml:id="list142935743547103" text:continue-numbering="true" text:style-name="WW8Num10">
        <text:list-item>
          <text:p text:style-name="P10">Online Training - SAS Clinical (Base SAS, Advance SAS and Biostatistics) with Project Experience Certification &amp; Placement Assistance</text:p>
        </text:list-item>
      </text:list>
      <text:p text:style-name="Standard"/>
      <text:list xml:id="list142936642476105" text:continue-numbering="true" text:style-name="WW8Num10">
        <text:list-item>
          <text:p text:style-name="P10">Online Training - CDISC SDTM, ADaM, TLF/TLGs with Experience Certification &amp; Placement Assistance</text:p>
        </text:list-item>
      </text:list>
      <text:p text:style-name="Standard"/>
      <text:list xml:id="list142937087626695" text:continue-numbering="true" text:style-name="WW8Num10">
        <text:list-item>
          <text:p text:style-name="P10">Online Training - Medical Devices Regulatory Affairs with Experience Certification &amp; Placement Assistance </text:p>
        </text:list-item>
        <text:list-item>
          <text:p text:style-name="P10">Online Training – Medical Writing / Scientific Writing with Experience Certification &amp; Placement Assistance </text:p>
        </text:list-item>
        <text:list-item>
          <text:p text:style-name="P10">Online Training – Data Science/Data Analytics in Pharma / Life Sciences / Healthcare / Biotech / Clinical Research with SAS &amp; Project Experience Certification with Placement Assistance</text:p>
        </text:list-item>
        <text:list-item>
          <text:p text:style-name="P10">Online Training – Healthcare Data Analytics with Experience Certification &amp; Placement Assistance</text:p>
        </text:list-item>
      </text:list>
      <text:p text:style-name="Standard">------------------------------------------------------------------------------------------</text:p>
      <text:p text:style-name="Standard">* Kindly share this info with your friends : <text:s text:c="7"/>www.biomedlifescienc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ira Sans" svg:font-family="'Fira Sans'" style:font-family-generic="swiss"/>
    <style:font-face style:name="OpenSymbol1" svg:font-family="OpenSymbol" style:font-pitch="variable"/>
    <style:font-face style:name="SimSun" svg:font-family="SimSun, 宋体" style:font-pitch="variable"/>
    <style:font-face style:name="Times New Roman1" svg:font-family="'Times New 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ira Sans1" svg:font-family="'Fi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Fira Sans"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letter-kerning="true" style:font-name-asian="SimSun" style:font-family-asian="SimSun, 宋体" style:font-pitch-asian="variable" style:font-size-asian="11pt" style:font-name-complex="Times New Roman1" style:font-family-complex="'Times New 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5" style:display-name="Heading 5" style:family="paragraph" style:parent-style-name="Standard" style:next-style-name="Text_20_body" style:default-outline-level="5" style:class="text">
      <style:paragraph-properties fo:margin-top="0in" fo:margin-bottom="0in" loext:contextual-spacing="false" style:line-height-at-least="0.0693in" fo:text-align="center" style:justify-single-word="false" fo:keep-with-next="alway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HTML_20_Preformatted" style:display-name="HTML Preformatted" style:family="paragraph" style:parent-style-name="Standard" style:list-style-name="">
      <style:paragraph-properties fo:margin-left="0in" fo:margin-right="0in" fo:margin-top="0in" fo:margin-bottom="0in" loext:contextual-spacing="false" style:line-height-at-least="0.0693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Normal_20__28_Web_29_" style:display-name="Normal (Web)" style:family="paragraph" style:parent-style-name="Standard" style:list-style-name="">
      <style:paragraph-properties fo:margin-left="0in" fo:margin-right="0in" fo:margin-top="0.0693in" fo:margin-bottom="0.0693in" loext:contextual-spacing="false" style:line-height-at-least="0.1874in" fo:text-indent="0in" style:auto-text-indent="false"/>
      <style:text-properties fo:color="#000000" style:font-name="Verdana" fo:font-family="Verdana"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ody_20_Text_20_2" style:display-name="Body Text 2" style:family="paragraph" style:parent-style-name="Standard" style:list-style-name="">
      <style:paragraph-properties fo:margin-left="0in" fo:margin-right="0in" fo:margin-top="0in" fo:margin-bottom="0in" loext:contextual-spacing="false" style:line-height-at-least="0.0693in" fo:text-align="justify" style:justify-single-word="false" fo:text-indent="0in" style:auto-text-indent="false"/>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List_20_Paragraph" style:display-name="List Paragraph" style:family="paragraph" style:parent-style-name="Standard" style:list-style-name="">
      <style:paragraph-properties fo:margin-left="0.5in" fo:margin-right="0in" fo:text-indent="0in" style:auto-text-indent="false"/>
    </style:style>
    <style:style style:name="Balloon_20_Text" style:display-name="Balloon Text" style:family="paragraph" style:parent-style-name="Standard" style:list-style-name="">
      <style:paragraph-properties fo:margin-left="0in" fo:margin-right="0in" fo:margin-top="0in" fo:margin-bottom="0in" loext:contextual-spacing="false" style:line-height-at-least="0.0693in" fo:text-indent="0in" style:auto-text-indent="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Default" style:family="paragraph">
      <style:paragraph-properties fo:margin-left="0.5in" fo:margin-right="0in"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2pt" style:font-name-asian="Times New Roman" style:font-family-asian="'Times New Roman'" style:font-family-generic-asian="roman" style:font-pitch-asian="variable" style:font-size-asian="12pt" style:font-name-complex="Symbol" style:font-family-complex="Symbol" style:font-family-generic-complex="roman" style:font-pitch-complex="variable" style:font-charset-complex="x-symbol"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2pt" style:font-name-asian="Times New Roman" style:font-family-asian="'Times New Roman'" style:font-family-generic-asian="roman" style:font-pitch-asian="variable" style:font-size-asian="12pt" style:font-name-complex="OpenSymbol1" style:font-family-complex="OpenSymbol" style:font-pitch-complex="variable" style:font-size-complex="12pt"/>
    </style:style>
    <style:style style:name="WW8Num7z1" style:family="text">
      <style:text-properties style:font-name="OpenSymbol1" fo:font-family="OpenSymbol" style:font-pitch="variable" style:font-name-complex="OpenSymbol1" style:font-family-complex="OpenSymbol" style:font-pitch-complex="variable"/>
    </style:style>
    <style:style style:name="WW8Num8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2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12pt" style:font-name-asian="Times New Roman" style:font-family-asian="'Times New Roman'" style:font-family-generic-asian="roman" style:font-pitch-asian="variable" style:font-size-asian="12pt" style:font-name-complex="Wingdings" style:font-family-complex="Wingdings" style:font-pitch-complex="variable" style:font-charset-complex="x-symbol" style:font-size-complex="14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Heading_20_5_20_Char" style:display-name="Heading 5 Char"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HTML_20_Typewriter" style:display-name="HTML Typewriter"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Preformatted_20_Char" style:display-name="HTML Preformatted Char"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Body_20_Text_20_2_20_Char" style:display-name="Body Text 2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le-converted-space" style:family="text" style:parent-style-name="WW-Default_20_Paragraph_20_Font"/>
    <style:style style:name="ListLabel_20_1" style:display-name="ListLabel 1" style:family="text">
      <style:text-properties style:font-name-complex="Courier New" style:font-family-complex="'Courier New'" style:font-family-generic-complex="modern"/>
    </style:style>
    <style:style style:name="ListLabel_20_2" style:display-name="ListLabel 2"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pitch="variable" style:font-name-asian="OpenSymbol1" style:font-family-asian="OpenSymbol" style:font-pitch-asian="variable" style:font-name-complex="OpenSymbol1"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917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917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91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91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917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91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91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917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0.9374in" fo:margin-right="1in" fo:background-color="#ffffff"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Usr</meta:initial-creator>
    <meta:creation-date>2013-08-13T05:30:00</meta:creation-date>
    <dc:creator>Sasi Sarath</dc:creator>
    <dc:date>2021-10-08T14:29:35.400285573</dc:date>
    <meta:editing-cycles>201</meta:editing-cycles>
    <meta:editing-duration>PT6H57M38S</meta:editing-duration>
    <meta:generator>LibreOffice/6.1.5.2$Linux_X86_64 LibreOffice_project/10$Build-2</meta:generator>
    <meta:document-statistic meta:table-count="0" meta:image-count="0" meta:object-count="0" meta:page-count="8" meta:paragraph-count="158" meta:word-count="1752" meta:character-count="12707" meta:non-whitespace-character-count="10300"/>
    <meta:user-defined meta:name="AppVersion">12.0000</meta:user-defined>
    <meta:user-defined meta:name="Company">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